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0768d"/>
    </style:style>
    <style:style style:name="P2" style:family="paragraph" style:parent-style-name="Standard">
      <style:text-properties officeooo:rsid="0000768d"/>
    </style:style>
    <style:style style:name="P3" style:family="paragraph" style:parent-style-name="Standard">
      <style:text-properties officeooo:rsid="0000768d" officeooo:paragraph-rsid="0000768d"/>
    </style:style>
    <style:style style:name="T1" style:family="text">
      <style:text-properties officeooo:rsid="0000768d"/>
    </style:style>
    <style:style style:name="T2" style:family="text">
      <style:text-properties officeooo:rsid="00073a00"/>
    </style:style>
    <style:style style:name="T3" style:family="text">
      <style:text-properties officeooo:rsid="0008e9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 text:c="3"/><text:span text:style-name="T1">Egy kis ház egyik ágyán egy sebesült fekszik, körülötte orvosok sokasága. <text:s/>Mindenki tudja, hogy a sebesült nem fogja megélni a másnap reggelt. Az orvosok lemondóan tekintettek betegükre: több csontja is eltörött, és a golyó, a végzetes golyó két centiméterre állt meg a szívétől. Nincs remény.</text:span></text:p>
      <text:p text:style-name="P2"><text:s text:c="2"/>Az orvosok félreálnak, és egy öreg asszonyra támaszkodva egy gyönyörű fiatal lány lép be, mindkét nő szemei vörösek, látszik, hogy sokat sírtak az elmúlt néhány <text:span text:style-name="T2">órában</text:span>.</text:p>
      <text:p text:style-name="P2"><text:s text:c="2"/>– Miért tetted? Miért nem maradtál mellettem? Miért kellett megsebesülnöd? – vádolja a fiatal nő a sebesültet.</text:p>
      <text:p text:style-name="P2"><text:s/>A sebesült sápadt arcát a fiatal nő felé fordítja. Kezében veszi kedvese kezét.</text:p>
      <text:p text:style-name="P2">– Nem voltam elég jó neked. – kezdte szaggatottan. – Ezért úgy döntöttem, hogy a lábad elé rakom az egész világegyetemet.</text:p>
      <text:p text:style-name="P3">– Miből gondolod, hogy nem vagy nekem elég jó? – kérdezte a fiatal nő, könnyével a sebesült kezét áztatva.</text:p>
      <text:p text:style-name="P3"><text:s/>A sebesült szaggatottan, és könnyezve válaszolta:</text:p>
      <text:p text:style-name="P3">– Egy senki voltam. Semmim sem volt. Te szerettél, és mindig mellettem álltál. Megakartam hálálni. <text:s/>Azt akartam, hogy éppen olyan boldogságban legyen részed, amilyenben nekem volt mióta megismertelek. Elmentem messzire tőled, és meghódítottam neked egy kisbolygó híján az összes lakott bolygót. Miért kellett megsebesülnöm? Miért nem tehettelek téged is olyan boldoggá, amilyennek te tettél engem? – és azzal a sebesült kilehelte a lelkét.</text:p>
      <text:p text:style-name="P3">– Nekem elég lett volna, ha örökre mellettem maradsz. Nincs szükségem a világegyetemre. Nekem csak te kellettél. Gondolod, hogy boldog leszek nélküled? – kérdezte a lány a halottól, és mielőtt bárki megakadályozta volna, kitépte kedvese pisztolyát az övéből, <text:s/>halántékához nyomta és elsütötte a ravaszt.</text:p>
      <text:p text:style-name="P3"><text:s/>Az orvosok megrettenve siettek a lányhoz. </text:p>
      <text:p text:style-name="P3">– Most már örökre együtt leszünk. –<text:span text:style-name="T3">lihegte </text:span>a lány és távozott az élők sorából.</text:p>
      <text:p text:style-name="P3">A főorvos odalépet a lányhoz, és lehunyta szemeit. </text:p>
      <text:p text:style-name="P3">– Az úr mit meg nem tett azért, hogy kedvesének, élete szerelmének örömöt okozzon, pedig szerelme csak rá vágyott.</text:p>
      <text:p text:style-name="P3"><text:s/></text:p>
      <text:p text:style-name="P1"><text:span text:style-name="T1"><text:s text:c="2"/>A világegyetem összes bolygóján ujjongtak az emberek, mert az őket elnyomó diktátor végre meghalt. A diktátor mechanikus hadseregét senki sem volt képes hatalmába keríteni és irányítani őket, ezért inkább megsemmisítették őket. A bolygók mind felszabadultak. A diktátor halálának a napját az öröm ünnepének nevezték el. Kevesen tudták, hogy ő nem volt gonosz, csak nem hitt magában. Nem hitte, hogy kedvesét csak a puszta jelenlétével boldoggá tudja tenni.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21:35:06</meta:creation-date>
    <meta:editing-duration>PT5M42S</meta:editing-duration>
    <meta:editing-cycles>4</meta:editing-cycles>
    <meta:generator>LibreOffice/5.0.5.2$Linux_X86_64 LibreOffice_project/00m0$Build-2</meta:generator>
    <meta:initial-creator>Horváth Jonathán</meta:initial-creator>
    <dc:date>2016-03-05T00:03:58.637525898</dc:date>
    <meta:document-statistic meta:table-count="0" meta:image-count="0" meta:object-count="0" meta:page-count="1" meta:paragraph-count="15" meta:word-count="355" meta:character-count="2423" meta:non-whitespace-character-count="2050"/>
  </office:meta>
</office:document-meta>
</file>